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2_09:20: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70394" calcext:value-type="float">
            <text:p>370394</text:p>
          </table:table-cell>
          <table:table-cell office:value-type="float" office:value="357172" calcext:value-type="float">
            <text:p>357172</text:p>
          </table:table-cell>
          <table:table-cell office:value-type="float" office:value="13222" calcext:value-type="float">
            <text:p>13222</text:p>
          </table:table-cell>
          <table:table-cell/>
          <table:table-cell office:value-type="float" office:value="227395" calcext:value-type="float">
            <text:p>227395</text:p>
          </table:table-cell>
          <table:table-cell office:value-type="float" office:value="211641" calcext:value-type="float">
            <text:p>211641</text:p>
          </table:table-cell>
          <table:table-cell office:value-type="float" office:value="15754" calcext:value-type="float">
            <text:p>15754</text:p>
          </table:table-cell>
          <table:table-cell/>
          <table:table-cell office:value-type="float" office:value="794049" calcext:value-type="float">
            <text:p>794049</text:p>
          </table:table-cell>
          <table:table-cell office:value-type="float" office:value="682071" calcext:value-type="float">
            <text:p>682071</text:p>
          </table:table-cell>
          <table:table-cell office:value-type="float" office:value="111978" calcext:value-type="float">
            <text:p>111978</text:p>
          </table:table-cell>
          <table:table-cell/>
          <table:table-cell table:formula="of:=[.M2]/([.E2]+[.I2]+[.M2])" office:value-type="percentage" office:value="0.79442938831108" calcext:value-type="percentage">
            <text:p>79.44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50586" calcext:value-type="float">
            <text:p>350586</text:p>
          </table:table-cell>
          <table:table-cell office:value-type="float" office:value="339015" calcext:value-type="float">
            <text:p>339015</text:p>
          </table:table-cell>
          <table:table-cell office:value-type="float" office:value="11571" calcext:value-type="float">
            <text:p>11571</text:p>
          </table:table-cell>
          <table:table-cell/>
          <table:table-cell office:value-type="float" office:value="260244" calcext:value-type="float">
            <text:p>260244</text:p>
          </table:table-cell>
          <table:table-cell office:value-type="float" office:value="238445" calcext:value-type="float">
            <text:p>238445</text:p>
          </table:table-cell>
          <table:table-cell office:value-type="float" office:value="21799" calcext:value-type="float">
            <text:p>21799</text:p>
          </table:table-cell>
          <table:table-cell/>
          <table:table-cell office:value-type="float" office:value="779484" calcext:value-type="float">
            <text:p>779484</text:p>
          </table:table-cell>
          <table:table-cell office:value-type="float" office:value="670480" calcext:value-type="float">
            <text:p>670480</text:p>
          </table:table-cell>
          <table:table-cell office:value-type="float" office:value="109004" calcext:value-type="float">
            <text:p>109004</text:p>
          </table:table-cell>
          <table:table-cell/>
          <table:table-cell table:formula="of:=[.M3]/([.E3]+[.I3]+[.M3])" office:value-type="percentage" office:value="0.765617317768694" calcext:value-type="percentage">
            <text:p>76.5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27577" calcext:value-type="float">
            <text:p>327577</text:p>
          </table:table-cell>
          <table:table-cell office:value-type="float" office:value="316076" calcext:value-type="float">
            <text:p>316076</text:p>
          </table:table-cell>
          <table:table-cell office:value-type="float" office:value="11501" calcext:value-type="float">
            <text:p>11501</text:p>
          </table:table-cell>
          <table:table-cell/>
          <table:table-cell office:value-type="float" office:value="212599" calcext:value-type="float">
            <text:p>212599</text:p>
          </table:table-cell>
          <table:table-cell office:value-type="float" office:value="196217" calcext:value-type="float">
            <text:p>196217</text:p>
          </table:table-cell>
          <table:table-cell office:value-type="float" office:value="16382" calcext:value-type="float">
            <text:p>16382</text:p>
          </table:table-cell>
          <table:table-cell/>
          <table:table-cell office:value-type="float" office:value="811059" calcext:value-type="float">
            <text:p>811059</text:p>
          </table:table-cell>
          <table:table-cell office:value-type="float" office:value="698216" calcext:value-type="float">
            <text:p>698216</text:p>
          </table:table-cell>
          <table:table-cell office:value-type="float" office:value="112843" calcext:value-type="float">
            <text:p>112843</text:p>
          </table:table-cell>
          <table:table-cell/>
          <table:table-cell table:formula="of:=[.M4]/([.E4]+[.I4]+[.M4])" office:value-type="percentage" office:value="0.801863195145176" calcext:value-type="percentage">
            <text:p>80.1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50577" calcext:value-type="float">
            <text:p>350577</text:p>
          </table:table-cell>
          <table:table-cell office:value-type="float" office:value="337803" calcext:value-type="float">
            <text:p>337803</text:p>
          </table:table-cell>
          <table:table-cell office:value-type="float" office:value="12774" calcext:value-type="float">
            <text:p>12774</text:p>
          </table:table-cell>
          <table:table-cell/>
          <table:table-cell office:value-type="float" office:value="260283" calcext:value-type="float">
            <text:p>260283</text:p>
          </table:table-cell>
          <table:table-cell office:value-type="float" office:value="239155" calcext:value-type="float">
            <text:p>239155</text:p>
          </table:table-cell>
          <table:table-cell office:value-type="float" office:value="21128" calcext:value-type="float">
            <text:p>21128</text:p>
          </table:table-cell>
          <table:table-cell/>
          <table:table-cell office:value-type="float" office:value="785283" calcext:value-type="float">
            <text:p>785283</text:p>
          </table:table-cell>
          <table:table-cell office:value-type="float" office:value="675328" calcext:value-type="float">
            <text:p>675328</text:p>
          </table:table-cell>
          <table:table-cell office:value-type="float" office:value="109955" calcext:value-type="float">
            <text:p>109955</text:p>
          </table:table-cell>
          <table:table-cell/>
          <table:table-cell table:formula="of:=[.M5]/([.E5]+[.I5]+[.M5])" office:value-type="percentage" office:value="0.764335416420473" calcext:value-type="percentage">
            <text:p>76.4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80153" calcext:value-type="float">
            <text:p>380153</text:p>
          </table:table-cell>
          <table:table-cell office:value-type="float" office:value="364970" calcext:value-type="float">
            <text:p>364970</text:p>
          </table:table-cell>
          <table:table-cell office:value-type="float" office:value="15183" calcext:value-type="float">
            <text:p>15183</text:p>
          </table:table-cell>
          <table:table-cell/>
          <table:table-cell office:value-type="float" office:value="237999" calcext:value-type="float">
            <text:p>237999</text:p>
          </table:table-cell>
          <table:table-cell office:value-type="float" office:value="218588" calcext:value-type="float">
            <text:p>218588</text:p>
          </table:table-cell>
          <table:table-cell office:value-type="float" office:value="19411" calcext:value-type="float">
            <text:p>19411</text:p>
          </table:table-cell>
          <table:table-cell/>
          <table:table-cell office:value-type="float" office:value="784406" calcext:value-type="float">
            <text:p>784406</text:p>
          </table:table-cell>
          <table:table-cell office:value-type="float" office:value="674373" calcext:value-type="float">
            <text:p>674373</text:p>
          </table:table-cell>
          <table:table-cell office:value-type="float" office:value="110033" calcext:value-type="float">
            <text:p>110033</text:p>
          </table:table-cell>
          <table:table-cell/>
          <table:table-cell table:formula="of:=[.M6]/([.E6]+[.I6]+[.M6])" office:value-type="percentage" office:value="0.760805382120904" calcext:value-type="percentage">
            <text:p>76.08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55774" calcext:value-type="float">
            <text:p>355774</text:p>
          </table:table-cell>
          <table:table-cell office:value-type="float" office:value="342447" calcext:value-type="float">
            <text:p>342447</text:p>
          </table:table-cell>
          <table:table-cell office:value-type="float" office:value="13327" calcext:value-type="float">
            <text:p>13327</text:p>
          </table:table-cell>
          <table:table-cell/>
          <table:table-cell office:value-type="float" office:value="199456" calcext:value-type="float">
            <text:p>199456</text:p>
          </table:table-cell>
          <table:table-cell office:value-type="float" office:value="186258" calcext:value-type="float">
            <text:p>186258</text:p>
          </table:table-cell>
          <table:table-cell office:value-type="float" office:value="13198" calcext:value-type="float">
            <text:p>13198</text:p>
          </table:table-cell>
          <table:table-cell/>
          <table:table-cell office:value-type="float" office:value="807309" calcext:value-type="float">
            <text:p>807309</text:p>
          </table:table-cell>
          <table:table-cell office:value-type="float" office:value="694942" calcext:value-type="float">
            <text:p>694942</text:p>
          </table:table-cell>
          <table:table-cell office:value-type="float" office:value="112367" calcext:value-type="float">
            <text:p>112367</text:p>
          </table:table-cell>
          <table:table-cell/>
          <table:table-cell table:formula="of:=[.M7]/([.E7]+[.I7]+[.M7])" office:value-type="percentage" office:value="0.809024277856176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28523" calcext:value-type="float">
            <text:p>328523</text:p>
          </table:table-cell>
          <table:table-cell office:value-type="float" office:value="315637" calcext:value-type="float">
            <text:p>315637</text:p>
          </table:table-cell>
          <table:table-cell office:value-type="float" office:value="12886" calcext:value-type="float">
            <text:p>12886</text:p>
          </table:table-cell>
          <table:table-cell/>
          <table:table-cell office:value-type="float" office:value="185378" calcext:value-type="float">
            <text:p>185378</text:p>
          </table:table-cell>
          <table:table-cell office:value-type="float" office:value="173434" calcext:value-type="float">
            <text:p>173434</text:p>
          </table:table-cell>
          <table:table-cell office:value-type="float" office:value="11944" calcext:value-type="float">
            <text:p>11944</text:p>
          </table:table-cell>
          <table:table-cell/>
          <table:table-cell office:value-type="float" office:value="803103" calcext:value-type="float">
            <text:p>803103</text:p>
          </table:table-cell>
          <table:table-cell office:value-type="float" office:value="693738" calcext:value-type="float">
            <text:p>693738</text:p>
          </table:table-cell>
          <table:table-cell office:value-type="float" office:value="109365" calcext:value-type="float">
            <text:p>109365</text:p>
          </table:table-cell>
          <table:table-cell/>
          <table:table-cell table:formula="of:=[.M8]/([.E8]+[.I8]+[.M8])" office:value-type="percentage" office:value="0.814970751518313" calcext:value-type="percentage">
            <text:p>81.5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39851" calcext:value-type="float">
            <text:p>339851</text:p>
          </table:table-cell>
          <table:table-cell office:value-type="float" office:value="326129" calcext:value-type="float">
            <text:p>326129</text:p>
          </table:table-cell>
          <table:table-cell office:value-type="float" office:value="13722" calcext:value-type="float">
            <text:p>13722</text:p>
          </table:table-cell>
          <table:table-cell/>
          <table:table-cell office:value-type="float" office:value="229157" calcext:value-type="float">
            <text:p>229157</text:p>
          </table:table-cell>
          <table:table-cell office:value-type="float" office:value="212463" calcext:value-type="float">
            <text:p>212463</text:p>
          </table:table-cell>
          <table:table-cell office:value-type="float" office:value="16694" calcext:value-type="float">
            <text:p>16694</text:p>
          </table:table-cell>
          <table:table-cell/>
          <table:table-cell office:value-type="float" office:value="802120" calcext:value-type="float">
            <text:p>802120</text:p>
          </table:table-cell>
          <table:table-cell office:value-type="float" office:value="691305" calcext:value-type="float">
            <text:p>691305</text:p>
          </table:table-cell>
          <table:table-cell office:value-type="float" office:value="110815" calcext:value-type="float">
            <text:p>110815</text:p>
          </table:table-cell>
          <table:table-cell/>
          <table:table-cell table:formula="of:=[.M9]/([.E9]+[.I9]+[.M9])" office:value-type="percentage" office:value="0.784636517478457" calcext:value-type="percentage">
            <text:p>78.46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63383" calcext:value-type="float">
            <text:p>363383</text:p>
          </table:table-cell>
          <table:table-cell office:value-type="float" office:value="349487" calcext:value-type="float">
            <text:p>349487</text:p>
          </table:table-cell>
          <table:table-cell office:value-type="float" office:value="13896" calcext:value-type="float">
            <text:p>13896</text:p>
          </table:table-cell>
          <table:table-cell/>
          <table:table-cell office:value-type="float" office:value="195509" calcext:value-type="float">
            <text:p>195509</text:p>
          </table:table-cell>
          <table:table-cell office:value-type="float" office:value="182620" calcext:value-type="float">
            <text:p>182620</text:p>
          </table:table-cell>
          <table:table-cell office:value-type="float" office:value="12889" calcext:value-type="float">
            <text:p>12889</text:p>
          </table:table-cell>
          <table:table-cell/>
          <table:table-cell office:value-type="float" office:value="809519" calcext:value-type="float">
            <text:p>809519</text:p>
          </table:table-cell>
          <table:table-cell office:value-type="float" office:value="699349" calcext:value-type="float">
            <text:p>699349</text:p>
          </table:table-cell>
          <table:table-cell office:value-type="float" office:value="110170" calcext:value-type="float">
            <text:p>110170</text:p>
          </table:table-cell>
          <table:table-cell/>
          <table:table-cell table:formula="of:=[.M10]/([.E10]+[.I10]+[.M10])" office:value-type="percentage" office:value="0.804424811069329" calcext:value-type="percentage">
            <text:p>80.44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71570" calcext:value-type="float">
            <text:p>371570</text:p>
          </table:table-cell>
          <table:table-cell office:value-type="float" office:value="356744" calcext:value-type="float">
            <text:p>356744</text:p>
          </table:table-cell>
          <table:table-cell office:value-type="float" office:value="14826" calcext:value-type="float">
            <text:p>14826</text:p>
          </table:table-cell>
          <table:table-cell/>
          <table:table-cell office:value-type="float" office:value="226346" calcext:value-type="float">
            <text:p>226346</text:p>
          </table:table-cell>
          <table:table-cell office:value-type="float" office:value="209637" calcext:value-type="float">
            <text:p>209637</text:p>
          </table:table-cell>
          <table:table-cell office:value-type="float" office:value="16709" calcext:value-type="float">
            <text:p>16709</text:p>
          </table:table-cell>
          <table:table-cell/>
          <table:table-cell office:value-type="float" office:value="792772" calcext:value-type="float">
            <text:p>792772</text:p>
          </table:table-cell>
          <table:table-cell office:value-type="float" office:value="682636" calcext:value-type="float">
            <text:p>682636</text:p>
          </table:table-cell>
          <table:table-cell office:value-type="float" office:value="110136" calcext:value-type="float">
            <text:p>110136</text:p>
          </table:table-cell>
          <table:table-cell/>
          <table:table-cell table:formula="of:=[.M11]/([.E11]+[.I11]+[.M11])" office:value-type="percentage" office:value="0.777406808732909" calcext:value-type="percentage">
            <text:p>77.7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69290" calcext:value-type="float">
            <text:p>269290</text:p>
          </table:table-cell>
          <table:table-cell office:value-type="float" office:value="260272" calcext:value-type="float">
            <text:p>260272</text:p>
          </table:table-cell>
          <table:table-cell office:value-type="float" office:value="9018" calcext:value-type="float">
            <text:p>9018</text:p>
          </table:table-cell>
          <table:table-cell/>
          <table:table-cell office:value-type="float" office:value="206648" calcext:value-type="float">
            <text:p>206648</text:p>
          </table:table-cell>
          <table:table-cell office:value-type="float" office:value="186857" calcext:value-type="float">
            <text:p>186857</text:p>
          </table:table-cell>
          <table:table-cell office:value-type="float" office:value="19791" calcext:value-type="float">
            <text:p>19791</text:p>
          </table:table-cell>
          <table:table-cell/>
          <table:table-cell office:value-type="float" office:value="815088" calcext:value-type="float">
            <text:p>815088</text:p>
          </table:table-cell>
          <table:table-cell office:value-type="float" office:value="705666" calcext:value-type="float">
            <text:p>705666</text:p>
          </table:table-cell>
          <table:table-cell office:value-type="float" office:value="109422" calcext:value-type="float">
            <text:p>109422</text:p>
          </table:table-cell>
          <table:table-cell/>
          <table:table-cell table:formula="of:=[.M12]/([.E12]+[.I12]+[.M12])" office:value-type="percentage" office:value="0.791587994010027" calcext:value-type="percentage">
            <text:p>79.16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71145" calcext:value-type="float">
            <text:p>371145</text:p>
          </table:table-cell>
          <table:table-cell office:value-type="float" office:value="355834" calcext:value-type="float">
            <text:p>355834</text:p>
          </table:table-cell>
          <table:table-cell office:value-type="float" office:value="15311" calcext:value-type="float">
            <text:p>15311</text:p>
          </table:table-cell>
          <table:table-cell/>
          <table:table-cell office:value-type="float" office:value="210298" calcext:value-type="float">
            <text:p>210298</text:p>
          </table:table-cell>
          <table:table-cell office:value-type="float" office:value="193725" calcext:value-type="float">
            <text:p>193725</text:p>
          </table:table-cell>
          <table:table-cell office:value-type="float" office:value="16573" calcext:value-type="float">
            <text:p>16573</text:p>
          </table:table-cell>
          <table:table-cell/>
          <table:table-cell office:value-type="float" office:value="797779" calcext:value-type="float">
            <text:p>797779</text:p>
          </table:table-cell>
          <table:table-cell office:value-type="float" office:value="687435" calcext:value-type="float">
            <text:p>687435</text:p>
          </table:table-cell>
          <table:table-cell office:value-type="float" office:value="110344" calcext:value-type="float">
            <text:p>110344</text:p>
          </table:table-cell>
          <table:table-cell/>
          <table:table-cell table:formula="of:=[.M13]/([.E13]+[.I13]+[.M13])" office:value-type="percentage" office:value="0.775824732120258" calcext:value-type="percentage">
            <text:p>77.5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87562" calcext:value-type="float">
            <text:p>387562</text:p>
          </table:table-cell>
          <table:table-cell office:value-type="float" office:value="371492" calcext:value-type="float">
            <text:p>371492</text:p>
          </table:table-cell>
          <table:table-cell office:value-type="float" office:value="16070" calcext:value-type="float">
            <text:p>16070</text:p>
          </table:table-cell>
          <table:table-cell/>
          <table:table-cell office:value-type="float" office:value="207696" calcext:value-type="float">
            <text:p>207696</text:p>
          </table:table-cell>
          <table:table-cell office:value-type="float" office:value="191380" calcext:value-type="float">
            <text:p>191380</text:p>
          </table:table-cell>
          <table:table-cell office:value-type="float" office:value="16316" calcext:value-type="float">
            <text:p>16316</text:p>
          </table:table-cell>
          <table:table-cell/>
          <table:table-cell office:value-type="float" office:value="793567" calcext:value-type="float">
            <text:p>793567</text:p>
          </table:table-cell>
          <table:table-cell office:value-type="float" office:value="683514" calcext:value-type="float">
            <text:p>683514</text:p>
          </table:table-cell>
          <table:table-cell office:value-type="float" office:value="110053" calcext:value-type="float">
            <text:p>110053</text:p>
          </table:table-cell>
          <table:table-cell/>
          <table:table-cell table:formula="of:=[.M14]/([.E14]+[.I14]+[.M14])" office:value-type="percentage" office:value="0.772632495313783" calcext:value-type="percentage">
            <text:p>77.2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72037" calcext:value-type="float">
            <text:p>272037</text:p>
          </table:table-cell>
          <table:table-cell office:value-type="float" office:value="263294" calcext:value-type="float">
            <text:p>263294</text:p>
          </table:table-cell>
          <table:table-cell office:value-type="float" office:value="8743" calcext:value-type="float">
            <text:p>8743</text:p>
          </table:table-cell>
          <table:table-cell/>
          <table:table-cell office:value-type="float" office:value="234519" calcext:value-type="float">
            <text:p>234519</text:p>
          </table:table-cell>
          <table:table-cell office:value-type="float" office:value="214801" calcext:value-type="float">
            <text:p>214801</text:p>
          </table:table-cell>
          <table:table-cell office:value-type="float" office:value="19718" calcext:value-type="float">
            <text:p>19718</text:p>
          </table:table-cell>
          <table:table-cell/>
          <table:table-cell office:value-type="float" office:value="817007" calcext:value-type="float">
            <text:p>817007</text:p>
          </table:table-cell>
          <table:table-cell office:value-type="float" office:value="705770" calcext:value-type="float">
            <text:p>705770</text:p>
          </table:table-cell>
          <table:table-cell office:value-type="float" office:value="111237" calcext:value-type="float">
            <text:p>111237</text:p>
          </table:table-cell>
          <table:table-cell/>
          <table:table-cell table:formula="of:=[.M15]/([.E15]+[.I15]+[.M15])" office:value-type="percentage" office:value="0.796267663101834" calcext:value-type="percentage">
            <text:p>79.63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27066" calcext:value-type="float">
            <text:p>327066</text:p>
          </table:table-cell>
          <table:table-cell office:value-type="float" office:value="317770" calcext:value-type="float">
            <text:p>317770</text:p>
          </table:table-cell>
          <table:table-cell office:value-type="float" office:value="9296" calcext:value-type="float">
            <text:p>9296</text:p>
          </table:table-cell>
          <table:table-cell/>
          <table:table-cell office:value-type="float" office:value="282225" calcext:value-type="float">
            <text:p>282225</text:p>
          </table:table-cell>
          <table:table-cell office:value-type="float" office:value="258843" calcext:value-type="float">
            <text:p>258843</text:p>
          </table:table-cell>
          <table:table-cell office:value-type="float" office:value="23382" calcext:value-type="float">
            <text:p>23382</text:p>
          </table:table-cell>
          <table:table-cell/>
          <table:table-cell office:value-type="float" office:value="782722" calcext:value-type="float">
            <text:p>782722</text:p>
          </table:table-cell>
          <table:table-cell office:value-type="float" office:value="672627" calcext:value-type="float">
            <text:p>672627</text:p>
          </table:table-cell>
          <table:table-cell office:value-type="float" office:value="110095" calcext:value-type="float">
            <text:p>110095</text:p>
          </table:table-cell>
          <table:table-cell/>
          <table:table-cell table:formula="of:=[.M16]/([.E16]+[.I16]+[.M16])" office:value-type="percentage" office:value="0.77111918920244" calcext:value-type="percentage">
            <text:p>77.11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31721" calcext:value-type="float">
            <text:p>331721</text:p>
          </table:table-cell>
          <table:table-cell office:value-type="float" office:value="319690" calcext:value-type="float">
            <text:p>319690</text:p>
          </table:table-cell>
          <table:table-cell office:value-type="float" office:value="12031" calcext:value-type="float">
            <text:p>12031</text:p>
          </table:table-cell>
          <table:table-cell/>
          <table:table-cell office:value-type="float" office:value="274888" calcext:value-type="float">
            <text:p>274888</text:p>
          </table:table-cell>
          <table:table-cell office:value-type="float" office:value="252582" calcext:value-type="float">
            <text:p>252582</text:p>
          </table:table-cell>
          <table:table-cell office:value-type="float" office:value="22306" calcext:value-type="float">
            <text:p>22306</text:p>
          </table:table-cell>
          <table:table-cell/>
          <table:table-cell office:value-type="float" office:value="782905" calcext:value-type="float">
            <text:p>782905</text:p>
          </table:table-cell>
          <table:table-cell office:value-type="float" office:value="673989" calcext:value-type="float">
            <text:p>673989</text:p>
          </table:table-cell>
          <table:table-cell office:value-type="float" office:value="108916" calcext:value-type="float">
            <text:p>108916</text:p>
          </table:table-cell>
          <table:table-cell/>
          <table:table-cell table:formula="of:=[.M17]/([.E17]+[.I17]+[.M17])" office:value-type="percentage" office:value="0.760305194306577" calcext:value-type="percentage">
            <text:p>76.03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57910" calcext:value-type="float">
            <text:p>357910</text:p>
          </table:table-cell>
          <table:table-cell office:value-type="float" office:value="343920" calcext:value-type="float">
            <text:p>343920</text:p>
          </table:table-cell>
          <table:table-cell office:value-type="float" office:value="13990" calcext:value-type="float">
            <text:p>13990</text:p>
          </table:table-cell>
          <table:table-cell/>
          <table:table-cell office:value-type="float" office:value="245596" calcext:value-type="float">
            <text:p>245596</text:p>
          </table:table-cell>
          <table:table-cell office:value-type="float" office:value="225402" calcext:value-type="float">
            <text:p>225402</text:p>
          </table:table-cell>
          <table:table-cell office:value-type="float" office:value="20194" calcext:value-type="float">
            <text:p>20194</text:p>
          </table:table-cell>
          <table:table-cell/>
          <table:table-cell office:value-type="float" office:value="784133" calcext:value-type="float">
            <text:p>784133</text:p>
          </table:table-cell>
          <table:table-cell office:value-type="float" office:value="675041" calcext:value-type="float">
            <text:p>675041</text:p>
          </table:table-cell>
          <table:table-cell office:value-type="float" office:value="109092" calcext:value-type="float">
            <text:p>109092</text:p>
          </table:table-cell>
          <table:table-cell/>
          <table:table-cell table:formula="of:=[.M18]/([.E18]+[.I18]+[.M18])" office:value-type="percentage" office:value="0.76141154136073" calcext:value-type="percentage">
            <text:p>76.1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0594" calcext:value-type="float">
            <text:p>120594</text:p>
          </table:table-cell>
          <table:table-cell office:value-type="float" office:value="109888" calcext:value-type="float">
            <text:p>109888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float" office:value="92361" calcext:value-type="float">
            <text:p>92361</text:p>
          </table:table-cell>
          <table:table-cell office:value-type="float" office:value="70022" calcext:value-type="float">
            <text:p>70022</text:p>
          </table:table-cell>
          <table:table-cell office:value-type="float" office:value="22339" calcext:value-type="float">
            <text:p>22339</text:p>
          </table:table-cell>
          <table:table-cell/>
          <table:table-cell office:value-type="float" office:value="143490" calcext:value-type="float">
            <text:p>143490</text:p>
          </table:table-cell>
          <table:table-cell office:value-type="float" office:value="34253" calcext:value-type="float">
            <text:p>34253</text:p>
          </table:table-cell>
          <table:table-cell office:value-type="float" office:value="109237" calcext:value-type="float">
            <text:p>109237</text:p>
          </table:table-cell>
          <table:table-cell/>
          <table:table-cell table:formula="of:=[.M19]/([.E19]+[.I19]+[.M19])" office:value-type="percentage" office:value="0.767749961344372" calcext:value-type="percentage">
            <text:p>76.77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42339" calcext:value-type="float">
            <text:p>342339</text:p>
          </table:table-cell>
          <table:table-cell office:value-type="float" office:value="331165" calcext:value-type="float">
            <text:p>331165</text:p>
          </table:table-cell>
          <table:table-cell office:value-type="float" office:value="11174" calcext:value-type="float">
            <text:p>11174</text:p>
          </table:table-cell>
          <table:table-cell/>
          <table:table-cell office:value-type="float" office:value="278521" calcext:value-type="float">
            <text:p>278521</text:p>
          </table:table-cell>
          <table:table-cell office:value-type="float" office:value="254722" calcext:value-type="float">
            <text:p>254722</text:p>
          </table:table-cell>
          <table:table-cell office:value-type="float" office:value="23799" calcext:value-type="float">
            <text:p>23799</text:p>
          </table:table-cell>
          <table:table-cell/>
          <table:table-cell office:value-type="float" office:value="776419" calcext:value-type="float">
            <text:p>776419</text:p>
          </table:table-cell>
          <table:table-cell office:value-type="float" office:value="667655" calcext:value-type="float">
            <text:p>667655</text:p>
          </table:table-cell>
          <table:table-cell office:value-type="float" office:value="108764" calcext:value-type="float">
            <text:p>108764</text:p>
          </table:table-cell>
          <table:table-cell/>
          <table:table-cell table:formula="of:=[.M20]/([.E20]+[.I20]+[.M20])" office:value-type="percentage" office:value="0.756687561309892" calcext:value-type="percentage">
            <text:p>75.67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32429" calcext:value-type="float">
            <text:p>332429</text:p>
          </table:table-cell>
          <table:table-cell office:value-type="float" office:value="321935" calcext:value-type="float">
            <text:p>321935</text:p>
          </table:table-cell>
          <table:table-cell office:value-type="float" office:value="10494" calcext:value-type="float">
            <text:p>10494</text:p>
          </table:table-cell>
          <table:table-cell/>
          <table:table-cell office:value-type="float" office:value="274571" calcext:value-type="float">
            <text:p>274571</text:p>
          </table:table-cell>
          <table:table-cell office:value-type="float" office:value="251645" calcext:value-type="float">
            <text:p>251645</text:p>
          </table:table-cell>
          <table:table-cell office:value-type="float" office:value="22926" calcext:value-type="float">
            <text:p>22926</text:p>
          </table:table-cell>
          <table:table-cell/>
          <table:table-cell office:value-type="float" office:value="776074" calcext:value-type="float">
            <text:p>776074</text:p>
          </table:table-cell>
          <table:table-cell office:value-type="float" office:value="667336" calcext:value-type="float">
            <text:p>667336</text:p>
          </table:table-cell>
          <table:table-cell office:value-type="float" office:value="108738" calcext:value-type="float">
            <text:p>108738</text:p>
          </table:table-cell>
          <table:table-cell/>
          <table:table-cell table:formula="of:=[.M21]/([.E21]+[.I21]+[.M21])" office:value-type="percentage" office:value="0.764909466931161" calcext:value-type="percentage">
            <text:p>76.4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60041" calcext:value-type="float">
            <text:p>360041</text:p>
          </table:table-cell>
          <table:table-cell office:value-type="float" office:value="347323" calcext:value-type="float">
            <text:p>347323</text:p>
          </table:table-cell>
          <table:table-cell office:value-type="float" office:value="12718" calcext:value-type="float">
            <text:p>12718</text:p>
          </table:table-cell>
          <table:table-cell/>
          <table:table-cell office:value-type="float" office:value="241218" calcext:value-type="float">
            <text:p>241218</text:p>
          </table:table-cell>
          <table:table-cell office:value-type="float" office:value="221834" calcext:value-type="float">
            <text:p>221834</text:p>
          </table:table-cell>
          <table:table-cell office:value-type="float" office:value="19384" calcext:value-type="float">
            <text:p>19384</text:p>
          </table:table-cell>
          <table:table-cell/>
          <table:table-cell office:value-type="float" office:value="778154" calcext:value-type="float">
            <text:p>778154</text:p>
          </table:table-cell>
          <table:table-cell office:value-type="float" office:value="669051" calcext:value-type="float">
            <text:p>669051</text:p>
          </table:table-cell>
          <table:table-cell office:value-type="float" office:value="109103" calcext:value-type="float">
            <text:p>109103</text:p>
          </table:table-cell>
          <table:table-cell/>
          <table:table-cell table:formula="of:=[.M22]/([.E22]+[.I22]+[.M22])" office:value-type="percentage" office:value="0.772656775609929" calcext:value-type="percentage">
            <text:p>77.27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77312" calcext:value-type="float">
            <text:p>277312</text:p>
          </table:table-cell>
          <table:table-cell office:value-type="float" office:value="267085" calcext:value-type="float">
            <text:p>267085</text:p>
          </table:table-cell>
          <table:table-cell office:value-type="float" office:value="10227" calcext:value-type="float">
            <text:p>10227</text:p>
          </table:table-cell>
          <table:table-cell/>
          <table:table-cell office:value-type="float" office:value="159758" calcext:value-type="float">
            <text:p>159758</text:p>
          </table:table-cell>
          <table:table-cell office:value-type="float" office:value="145724" calcext:value-type="float">
            <text:p>145724</text:p>
          </table:table-cell>
          <table:table-cell office:value-type="float" office:value="14034" calcext:value-type="float">
            <text:p>14034</text:p>
          </table:table-cell>
          <table:table-cell/>
          <table:table-cell office:value-type="float" office:value="831851" calcext:value-type="float">
            <text:p>831851</text:p>
          </table:table-cell>
          <table:table-cell office:value-type="float" office:value="719442" calcext:value-type="float">
            <text:p>719442</text:p>
          </table:table-cell>
          <table:table-cell office:value-type="float" office:value="112409" calcext:value-type="float">
            <text:p>112409</text:p>
          </table:table-cell>
          <table:table-cell/>
          <table:table-cell table:formula="of:=[.M23]/([.E23]+[.I23]+[.M23])" office:value-type="percentage" office:value="0.822484817443477" calcext:value-type="percentage">
            <text:p>82.25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31798" calcext:value-type="float">
            <text:p>331798</text:p>
          </table:table-cell>
          <table:table-cell office:value-type="float" office:value="319479" calcext:value-type="float">
            <text:p>319479</text:p>
          </table:table-cell>
          <table:table-cell office:value-type="float" office:value="12319" calcext:value-type="float">
            <text:p>12319</text:p>
          </table:table-cell>
          <table:table-cell/>
          <table:table-cell office:value-type="float" office:value="229570" calcext:value-type="float">
            <text:p>229570</text:p>
          </table:table-cell>
          <table:table-cell office:value-type="float" office:value="211587" calcext:value-type="float">
            <text:p>211587</text:p>
          </table:table-cell>
          <table:table-cell office:value-type="float" office:value="17983" calcext:value-type="float">
            <text:p>17983</text:p>
          </table:table-cell>
          <table:table-cell/>
          <table:table-cell office:value-type="float" office:value="770012" calcext:value-type="float">
            <text:p>770012</text:p>
          </table:table-cell>
          <table:table-cell office:value-type="float" office:value="661586" calcext:value-type="float">
            <text:p>661586</text:p>
          </table:table-cell>
          <table:table-cell office:value-type="float" office:value="108426" calcext:value-type="float">
            <text:p>108426</text:p>
          </table:table-cell>
          <table:table-cell/>
          <table:table-cell table:formula="of:=[.M24]/([.E24]+[.I24]+[.M24])" office:value-type="percentage" office:value="0.781572573669339" calcext:value-type="percentage">
            <text:p>78.16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19551" calcext:value-type="float">
            <text:p>319551</text:p>
          </table:table-cell>
          <table:table-cell office:value-type="float" office:value="310616" calcext:value-type="float">
            <text:p>310616</text:p>
          </table:table-cell>
          <table:table-cell office:value-type="float" office:value="8935" calcext:value-type="float">
            <text:p>8935</text:p>
          </table:table-cell>
          <table:table-cell/>
          <table:table-cell office:value-type="float" office:value="284596" calcext:value-type="float">
            <text:p>284596</text:p>
          </table:table-cell>
          <table:table-cell office:value-type="float" office:value="260907" calcext:value-type="float">
            <text:p>260907</text:p>
          </table:table-cell>
          <table:table-cell office:value-type="float" office:value="23689" calcext:value-type="float">
            <text:p>23689</text:p>
          </table:table-cell>
          <table:table-cell/>
          <table:table-cell office:value-type="float" office:value="778416" calcext:value-type="float">
            <text:p>778416</text:p>
          </table:table-cell>
          <table:table-cell office:value-type="float" office:value="669912" calcext:value-type="float">
            <text:p>669912</text:p>
          </table:table-cell>
          <table:table-cell office:value-type="float" office:value="108504" calcext:value-type="float">
            <text:p>108504</text:p>
          </table:table-cell>
          <table:table-cell/>
          <table:table-cell table:formula="of:=[.M25]/([.E25]+[.I25]+[.M25])" office:value-type="percentage" office:value="0.768833966328439" calcext:value-type="percentage">
            <text:p>76.88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92354" calcext:value-type="float">
            <text:p>392354</text:p>
          </table:table-cell>
          <table:table-cell office:value-type="float" office:value="376777" calcext:value-type="float">
            <text:p>376777</text:p>
          </table:table-cell>
          <table:table-cell office:value-type="float" office:value="15577" calcext:value-type="float">
            <text:p>15577</text:p>
          </table:table-cell>
          <table:table-cell/>
          <table:table-cell office:value-type="float" office:value="218089" calcext:value-type="float">
            <text:p>218089</text:p>
          </table:table-cell>
          <table:table-cell office:value-type="float" office:value="201055" calcext:value-type="float">
            <text:p>201055</text:p>
          </table:table-cell>
          <table:table-cell office:value-type="float" office:value="17034" calcext:value-type="float">
            <text:p>17034</text:p>
          </table:table-cell>
          <table:table-cell/>
          <table:table-cell office:value-type="float" office:value="778257" calcext:value-type="float">
            <text:p>778257</text:p>
          </table:table-cell>
          <table:table-cell office:value-type="float" office:value="669620" calcext:value-type="float">
            <text:p>669620</text:p>
          </table:table-cell>
          <table:table-cell office:value-type="float" office:value="108637" calcext:value-type="float">
            <text:p>108637</text:p>
          </table:table-cell>
          <table:table-cell/>
          <table:table-cell table:formula="of:=[.M26]/([.E26]+[.I26]+[.M26])" office:value-type="percentage" office:value="0.769122394653376" calcext:value-type="percentage">
            <text:p>76.91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58261" calcext:value-type="float">
            <text:p>358261</text:p>
          </table:table-cell>
          <table:table-cell office:value-type="float" office:value="344278" calcext:value-type="float">
            <text:p>344278</text:p>
          </table:table-cell>
          <table:table-cell office:value-type="float" office:value="13983" calcext:value-type="float">
            <text:p>13983</text:p>
          </table:table-cell>
          <table:table-cell/>
          <table:table-cell office:value-type="float" office:value="247909" calcext:value-type="float">
            <text:p>247909</text:p>
          </table:table-cell>
          <table:table-cell office:value-type="float" office:value="229594" calcext:value-type="float">
            <text:p>229594</text:p>
          </table:table-cell>
          <table:table-cell office:value-type="float" office:value="18315" calcext:value-type="float">
            <text:p>18315</text:p>
          </table:table-cell>
          <table:table-cell/>
          <table:table-cell office:value-type="float" office:value="791728" calcext:value-type="float">
            <text:p>791728</text:p>
          </table:table-cell>
          <table:table-cell office:value-type="float" office:value="681080" calcext:value-type="float">
            <text:p>681080</text:p>
          </table:table-cell>
          <table:table-cell office:value-type="float" office:value="110648" calcext:value-type="float">
            <text:p>110648</text:p>
          </table:table-cell>
          <table:table-cell/>
          <table:table-cell table:formula="of:=[.M27]/([.E27]+[.I27]+[.M27])" office:value-type="percentage" office:value="0.774054538077316" calcext:value-type="percentage">
            <text:p>77.4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14140" calcext:value-type="float">
            <text:p>314140</text:p>
          </table:table-cell>
          <table:table-cell office:value-type="float" office:value="302343" calcext:value-type="float">
            <text:p>302343</text:p>
          </table:table-cell>
          <table:table-cell office:value-type="float" office:value="11797" calcext:value-type="float">
            <text:p>11797</text:p>
          </table:table-cell>
          <table:table-cell/>
          <table:table-cell office:value-type="float" office:value="192073" calcext:value-type="float">
            <text:p>192073</text:p>
          </table:table-cell>
          <table:table-cell office:value-type="float" office:value="178902" calcext:value-type="float">
            <text:p>178902</text:p>
          </table:table-cell>
          <table:table-cell office:value-type="float" office:value="13171" calcext:value-type="float">
            <text:p>13171</text:p>
          </table:table-cell>
          <table:table-cell/>
          <table:table-cell office:value-type="float" office:value="827989" calcext:value-type="float">
            <text:p>827989</text:p>
          </table:table-cell>
          <table:table-cell office:value-type="float" office:value="715404" calcext:value-type="float">
            <text:p>715404</text:p>
          </table:table-cell>
          <table:table-cell office:value-type="float" office:value="112585" calcext:value-type="float">
            <text:p>112585</text:p>
          </table:table-cell>
          <table:table-cell/>
          <table:table-cell table:formula="of:=[.M28]/([.E28]+[.I28]+[.M28])" office:value-type="percentage" office:value="0.818484511424687" calcext:value-type="percentage">
            <text:p>81.85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58986" calcext:value-type="float">
            <text:p>358986</text:p>
          </table:table-cell>
          <table:table-cell office:value-type="float" office:value="347276" calcext:value-type="float">
            <text:p>347276</text:p>
          </table:table-cell>
          <table:table-cell office:value-type="float" office:value="11710" calcext:value-type="float">
            <text:p>11710</text:p>
          </table:table-cell>
          <table:table-cell/>
          <table:table-cell office:value-type="float" office:value="278149" calcext:value-type="float">
            <text:p>278149</text:p>
          </table:table-cell>
          <table:table-cell office:value-type="float" office:value="254276" calcext:value-type="float">
            <text:p>254276</text:p>
          </table:table-cell>
          <table:table-cell office:value-type="float" office:value="23873" calcext:value-type="float">
            <text:p>23873</text:p>
          </table:table-cell>
          <table:table-cell/>
          <table:table-cell office:value-type="float" office:value="788822" calcext:value-type="float">
            <text:p>788822</text:p>
          </table:table-cell>
          <table:table-cell office:value-type="float" office:value="678228" calcext:value-type="float">
            <text:p>678228</text:p>
          </table:table-cell>
          <table:table-cell office:value-type="float" office:value="110594" calcext:value-type="float">
            <text:p>110594</text:p>
          </table:table-cell>
          <table:table-cell/>
          <table:table-cell table:formula="of:=[.M29]/([.E29]+[.I29]+[.M29])" office:value-type="percentage" office:value="0.756575931918154" calcext:value-type="percentage">
            <text:p>75.66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08165" calcext:value-type="float">
            <text:p>308165</text:p>
          </table:table-cell>
          <table:table-cell office:value-type="float" office:value="297819" calcext:value-type="float">
            <text:p>297819</text:p>
          </table:table-cell>
          <table:table-cell office:value-type="float" office:value="10346" calcext:value-type="float">
            <text:p>10346</text:p>
          </table:table-cell>
          <table:table-cell/>
          <table:table-cell office:value-type="float" office:value="276042" calcext:value-type="float">
            <text:p>276042</text:p>
          </table:table-cell>
          <table:table-cell office:value-type="float" office:value="257861" calcext:value-type="float">
            <text:p>257861</text:p>
          </table:table-cell>
          <table:table-cell office:value-type="float" office:value="18181" calcext:value-type="float">
            <text:p>18181</text:p>
          </table:table-cell>
          <table:table-cell/>
          <table:table-cell office:value-type="float" office:value="794909" calcext:value-type="float">
            <text:p>794909</text:p>
          </table:table-cell>
          <table:table-cell office:value-type="float" office:value="682848" calcext:value-type="float">
            <text:p>682848</text:p>
          </table:table-cell>
          <table:table-cell office:value-type="float" office:value="112061" calcext:value-type="float">
            <text:p>112061</text:p>
          </table:table-cell>
          <table:table-cell/>
          <table:table-cell table:formula="of:=[.M30]/([.E30]+[.I30]+[.M30])" office:value-type="percentage" office:value="0.797087944917063" calcext:value-type="percentage">
            <text:p>79.71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56492" calcext:value-type="float">
            <text:p>356492</text:p>
          </table:table-cell>
          <table:table-cell office:value-type="float" office:value="342968" calcext:value-type="float">
            <text:p>342968</text:p>
          </table:table-cell>
          <table:table-cell office:value-type="float" office:value="13524" calcext:value-type="float">
            <text:p>13524</text:p>
          </table:table-cell>
          <table:table-cell/>
          <table:table-cell office:value-type="float" office:value="253590" calcext:value-type="float">
            <text:p>253590</text:p>
          </table:table-cell>
          <table:table-cell office:value-type="float" office:value="234362" calcext:value-type="float">
            <text:p>234362</text:p>
          </table:table-cell>
          <table:table-cell office:value-type="float" office:value="19228" calcext:value-type="float">
            <text:p>19228</text:p>
          </table:table-cell>
          <table:table-cell/>
          <table:table-cell office:value-type="float" office:value="776274" calcext:value-type="float">
            <text:p>776274</text:p>
          </table:table-cell>
          <table:table-cell office:value-type="float" office:value="667432" calcext:value-type="float">
            <text:p>667432</text:p>
          </table:table-cell>
          <table:table-cell office:value-type="float" office:value="108842" calcext:value-type="float">
            <text:p>108842</text:p>
          </table:table-cell>
          <table:table-cell/>
          <table:table-cell table:formula="of:=[.M31]/([.E31]+[.I31]+[.M31])" office:value-type="percentage" office:value="0.768690763732927" calcext:value-type="percentage">
            <text:p>76.87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80924" calcext:value-type="float">
            <text:p>380924</text:p>
          </table:table-cell>
          <table:table-cell office:value-type="float" office:value="366020" calcext:value-type="float">
            <text:p>366020</text:p>
          </table:table-cell>
          <table:table-cell office:value-type="float" office:value="14904" calcext:value-type="float">
            <text:p>14904</text:p>
          </table:table-cell>
          <table:table-cell/>
          <table:table-cell office:value-type="float" office:value="230266" calcext:value-type="float">
            <text:p>230266</text:p>
          </table:table-cell>
          <table:table-cell office:value-type="float" office:value="211171" calcext:value-type="float">
            <text:p>211171</text:p>
          </table:table-cell>
          <table:table-cell office:value-type="float" office:value="19095" calcext:value-type="float">
            <text:p>19095</text:p>
          </table:table-cell>
          <table:table-cell/>
          <table:table-cell office:value-type="float" office:value="779803" calcext:value-type="float">
            <text:p>779803</text:p>
          </table:table-cell>
          <table:table-cell office:value-type="float" office:value="670642" calcext:value-type="float">
            <text:p>670642</text:p>
          </table:table-cell>
          <table:table-cell office:value-type="float" office:value="109161" calcext:value-type="float">
            <text:p>109161</text:p>
          </table:table-cell>
          <table:table-cell/>
          <table:table-cell table:formula="of:=[.M32]/([.E32]+[.I32]+[.M32])" office:value-type="percentage" office:value="0.762510477787091" calcext:value-type="percentage">
            <text:p>76.2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78446" calcext:value-type="float">
            <text:p>278446</text:p>
          </table:table-cell>
          <table:table-cell office:value-type="float" office:value="271446" calcext:value-type="float">
            <text:p>271446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55682" calcext:value-type="float">
            <text:p>255682</text:p>
          </table:table-cell>
          <table:table-cell office:value-type="float" office:value="237181" calcext:value-type="float">
            <text:p>237181</text:p>
          </table:table-cell>
          <table:table-cell office:value-type="float" office:value="18501" calcext:value-type="float">
            <text:p>18501</text:p>
          </table:table-cell>
          <table:table-cell/>
          <table:table-cell office:value-type="float" office:value="798100" calcext:value-type="float">
            <text:p>798100</text:p>
          </table:table-cell>
          <table:table-cell office:value-type="float" office:value="687359" calcext:value-type="float">
            <text:p>687359</text:p>
          </table:table-cell>
          <table:table-cell office:value-type="float" office:value="110741" calcext:value-type="float">
            <text:p>110741</text:p>
          </table:table-cell>
          <table:table-cell/>
          <table:table-cell table:formula="of:=[.M33]/([.E33]+[.I33]+[.M33])" office:value-type="percentage" office:value="0.812825707197487" calcext:value-type="percentage">
            <text:p>81.28%</text:p>
          </table:table-cell>
        </table:table-row>
        <table:table-row table:style-name="ro1" table:number-rows-repeated="5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781278439630684" calcext:value-type="percentage">
            <text:p>78.1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09:44:01.815473522</dc:date>
    <meta:editing-duration>PT20M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